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text-properties style:font-name="Courier New" fo:font-size="7pt" fo:font-weight="bold" officeooo:paragraph-rsid="000648b5" style:font-size-asian="7pt" style:font-weight-asian="bold" style:font-size-complex="7pt" style:font-weight-complex="bold"/>
    </style:style>
    <style:style style:name="T1" style:family="text">
      <style:text-properties officeooo:rsid="00064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ound vessels:</text:p>
      <text:p text:style-name="P1">9107796 : POLARLYS</text:p>
      <text:p text:style-name="P1">-----------------------------------------------------------------</text:p>
      <text:p text:style-name="P1">Vessel <text:s text:c="19"/>: 9107796</text:p>
      <text:p text:style-name="P1">Arctic Circle <text:s text:c="12"/>: 66.53354 (66° 32' 0.7") <text:span text:style-name="T1">(Vikingen Island)</text:span></text:p>
      <text:p text:style-name="P1">Latitude (South) <text:s text:c="9"/>: 66.53196 at 2024-10-21 05:49:08 (UTC)</text:p>
      <text:p text:style-name="P1">Latitude (North) <text:s text:c="9"/>: 66.53555 at 2024-10-21 05:50:08 (UTC)</text:p>
      <text:p text:style-name="P1">Longitude of crossing <text:s text:c="4"/>: 12.97797 (12° 58' 40.7")</text:p>
      <text:p text:style-name="P1">Crossing time by Latitude : 2024-10-21 07:49:34 (Europe/Oslo)</text:p>
      <text:p text:style-name="P1">Crossing time by speed <text:s text:c="3"/>: 2024-10-21 07:49:35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3354 (66° 32' 0.7") <text:span text:style-name="T1">(Vikingen Island)</text:span></text:p>
      <text:p text:style-name="P1">Latitude (South) <text:s text:c="9"/>: 66.53177 at 2024-11-01 06:43:26 (UTC)</text:p>
      <text:p text:style-name="P1">Latitude (North) <text:s text:c="9"/>: 66.53526 at 2024-11-01 06:44:26 (UTC)</text:p>
      <text:p text:style-name="P1">Longitude of crossing <text:s text:c="4"/>: 12.97840 (12° 58' 42.2")</text:p>
      <text:p text:style-name="P1">Crossing time by Latitude : 2024-11-01 07:43:56 (Europe/Oslo)</text:p>
      <text:p text:style-name="P1">Crossing time by speed <text:s text:c="3"/>: 2024-11-01 07:43:56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3354 (66° 32' 0.7") <text:span text:style-name="T1">(Vikingen Island)</text:span></text:p>
      <text:p text:style-name="P1">Latitude (South) <text:s text:c="9"/>: 66.53213 at 2024-11-23 06:52:38 (UTC)</text:p>
      <text:p text:style-name="P1">Latitude (North) <text:s text:c="9"/>: 66.53674 at 2024-11-23 06:53:57 (UTC)</text:p>
      <text:p text:style-name="P1">Longitude of crossing <text:s text:c="4"/>: 12.97818 (12° 58' 41.4")</text:p>
      <text:p text:style-name="P1">Crossing time by Latitude : 2024-11-23 07:53:02 (Europe/Oslo)</text:p>
      <text:p text:style-name="P1">Crossing time by speed <text:s text:c="3"/>: 2024-11-23 07:53:03 (Europe/Oslo)</text:p>
      <text:p text:style-name="P1">-----------------------------------------------------------------</text:p>
      <text:p text:style-name="P1"/>
      <text:p text:style-name="P1">Found vessels:</text:p>
      <text:p text:style-name="P1">9107796 : POLARLYS</text:p>
      <text:p text:style-name="P1">-----------------------------------------------------------------</text:p>
      <text:p text:style-name="P1">Vessel <text:s text:c="19"/>: 9107796</text:p>
      <text:p text:style-name="P1">Arctic Circle <text:s text:c="12"/>: 66.55000 (66° 33' 0.0") <text:span text:style-name="T1">(Historic)</text:span></text:p>
      <text:p text:style-name="P1">Latitude (South) <text:s text:c="9"/>: 66.54879 at 2024-10-21 05:56:12 (UTC)</text:p>
      <text:p text:style-name="P1">Latitude (North) <text:s text:c="9"/>: 66.55268 at 2024-10-21 05:58:12 (UTC)</text:p>
      <text:p text:style-name="P1">Longitude of crossing <text:s text:c="4"/>: 13.03216 (13° 01' 55.8")</text:p>
      <text:p text:style-name="P1">Crossing time by Latitude : 2024-10-21 07:56:49 (Europe/Oslo)</text:p>
      <text:p text:style-name="P1">Crossing time by speed <text:s text:c="3"/>: 2024-10-21 07:56:49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5000 (66° 33' 0.0") <text:span text:style-name="T1">(Historic)</text:span></text:p>
      <text:p text:style-name="P1">Latitude (South) <text:s text:c="9"/>: 66.54899 at 2024-11-01 06:50:43 (UTC)</text:p>
      <text:p text:style-name="P1">Latitude (North) <text:s text:c="9"/>: 66.55300 at 2024-11-01 06:52:46 (UTC)</text:p>
      <text:p text:style-name="P1">Longitude of crossing <text:s text:c="4"/>: 13.03799 (13° 02' 16.8")</text:p>
      <text:p text:style-name="P1">Crossing time by Latitude : 2024-11-01 07:51:13 (Europe/Oslo)</text:p>
      <text:p text:style-name="P1">Crossing time by speed <text:s text:c="3"/>: 2024-11-01 07:51:15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5000 (66° 33' 0.0") <text:span text:style-name="T1">(Historic)</text:span></text:p>
      <text:p text:style-name="P1">Latitude (South) <text:s text:c="9"/>: 66.54641 at 2024-11-23 06:58:46 (UTC)</text:p>
      <text:p text:style-name="P1">Latitude (North) <text:s text:c="9"/>: 66.55018 at 2024-11-23 07:00:52 (UTC)</text:p>
      <text:p text:style-name="P1">Longitude of crossing <text:s text:c="4"/>: 13.04216 (13° 02' 31.8")</text:p>
      <text:p text:style-name="P1">Crossing time by Latitude : 2024-11-23 08:00:45 (Europe/Oslo)</text:p>
      <text:p text:style-name="P1">Crossing time by speed <text:s text:c="3"/>: 2024-11-23 08:00:45 (Europe/Oslo)</text:p>
      <text:p text:style-name="P1">-----------------------------------------------------------------</text:p>
      <text:p text:style-name="P1"/>
      <text:p text:style-name="P1">Found vessels:</text:p>
      <text:p text:style-name="P1">9107796 : POLARLYS</text:p>
      <text:p text:style-name="P1">-----------------------------------------------------------------</text:p>
      <text:p text:style-name="P1">Vessel <text:s text:c="19"/>: 9107796</text:p>
      <text:p text:style-name="P2">Arctic Circle <text:s text:c="12"/>: 66.56394 (66° 33' 50.2") <text:span text:style-name="T1">(Actual, Nov. 2024)</text:span></text:p>
      <text:p text:style-name="P1">Latitude (South) <text:s text:c="9"/>: 66.56134 at 2024-10-21 06:02:12 (UTC)</text:p>
      <text:p text:style-name="P1">Latitude (North) <text:s text:c="9"/>: 66.56869 at 2024-10-21 06:04:16 (UTC)</text:p>
      <text:p text:style-name="P1">Longitude of crossing <text:s text:c="4"/>: 13.07735 (13° 04' 38.4")</text:p>
      <text:p text:style-name="P1">Crossing time by Latitude : 2024-10-21 08:02:55 (Europe/Oslo)</text:p>
      <text:p text:style-name="P1">Crossing time by speed <text:s text:c="3"/>: 2024-10-21 08:02:57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6394 (66° 33' 50.2") <text:span text:style-name="T1">(Actual, Nov. 2024)</text:span></text:p>
      <text:p text:style-name="P1">Latitude (South) <text:s text:c="9"/>: 66.56338 at 2024-11-01 06:56:26 (UTC)</text:p>
      <text:p text:style-name="P1">Latitude (North) <text:s text:c="9"/>: 66.57100 at 2024-11-01 06:58:23 (UTC)</text:p>
      <text:p text:style-name="P1">Longitude of crossing <text:s text:c="4"/>: 13.07936 (13° 04' 45.7")</text:p>
      <text:p text:style-name="P1">Crossing time by Latitude : 2024-11-01 07:56:34 (Europe/Oslo)</text:p>
      <text:p text:style-name="P1">Crossing time by speed <text:s text:c="3"/>: 2024-11-01 07:56:35 (Europe/Oslo)</text:p>
      <text:p text:style-name="P1">-----------------------------------------------------------------</text:p>
      <text:p text:style-name="P1">Vessel <text:s text:c="19"/>: 9107796</text:p>
      <text:p text:style-name="P2">Arctic Circle <text:s text:c="12"/>: 66.56394 (66° 33' 50.2") <text:span text:style-name="T1">(Actual, Nov. 2024)</text:span></text:p>
      <text:p text:style-name="P1">Latitude (South) <text:s text:c="9"/>: 66.56346 at 2024-11-23 07:06:14 (UTC)</text:p>
      <text:p text:style-name="P1">Latitude (North) <text:s text:c="9"/>: 66.57117 at 2024-11-23 07:08:14 (UTC)</text:p>
      <text:p text:style-name="P1">Longitude of crossing <text:s text:c="4"/>: 13.08515 (13° 05' 6.5")</text:p>
      <text:p text:style-name="P1">Crossing time by Latitude : 2024-11-23 08:06:21 (Europe/Oslo)</text:p>
      <text:p text:style-name="P1">Crossing time by speed <text:s text:c="3"/>: 2024-11-23 08:06:22 (Europe/Oslo)</text:p>
      <text:p text:style-name="P1">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1:41:54.346000000</meta:creation-date>
    <dc:date>2024-11-23T11:47:17.042000000</dc:date>
    <meta:editing-duration>PT5M22S</meta:editing-duration>
    <meta:editing-cycles>2</meta:editing-cycles>
    <meta:generator>LibreOffice/7.4.5.1$Windows_X86_64 LibreOffice_project/9c0871452b3918c1019dde9bfac75448afc4b57f</meta:generator>
    <meta:print-date>2024-11-23T11:45:36.153000000</meta:print-date>
    <meta:document-statistic meta:table-count="0" meta:image-count="0" meta:object-count="0" meta:page-count="1" meta:paragraph-count="81" meta:word-count="495" meta:character-count="4535" meta:non-whitespace-character-count="3617"/>
  </office:meta>
</office:document-meta>
</file>